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5ca" officeooo:paragraph-rsid="001185ca"/>
    </style:style>
    <style:style style:name="P2" style:family="paragraph" style:parent-style-name="Standard">
      <style:text-properties officeooo:rsid="0012c2da" officeooo:paragraph-rsid="0012c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File</text:p>
      <text:p text:style-name="P1"/>
      <text:p text:style-name="P2">buddi hada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33:56.192545482</meta:creation-date>
    <dc:date>2019-01-22T18:32:02.710139083</dc:date>
    <meta:editing-duration>PT1M5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